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9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3339180833757872950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1957849749969973900" text:style-name="L2">
        <text:list-item>
          <text:p text:style-name="P16">1:42.3 <text:tab/>5. <text:s/>1:39.6</text:p>
        </text:list-item>
      </text:list>
      <text:list xml:id="list2744470918745284007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2580242169398529893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0T14:47:47.80</dc:date>
    <dc:creator>James Lombardi</dc:creator>
    <meta:editing-duration>PT20H23M30S</meta:editing-duration>
    <meta:editing-cycles>160</meta:editing-cycles>
    <meta:document-statistic meta:table-count="0" meta:image-count="0" meta:object-count="0" meta:page-count="9" meta:paragraph-count="156" meta:word-count="1732" meta:character-count="8428"/>
  </office:meta>
</office:document-meta>
</file>